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9" style:family="paragraph" style:parent-style-name="Standard">
      <style:paragraph-properties fo:margin-top="0cm" fo:margin-bottom="0.212cm" style:contextual-spacing="false"/>
      <style:text-properties officeooo:paragraph-rsid="02f23d9f"/>
    </style:style>
    <style:style style:name="P20"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1"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2" style:family="paragraph" style:parent-style-name="Text_20_body">
      <style:text-properties officeooo:rsid="009b32ac" officeooo:paragraph-rsid="009b32ac"/>
    </style:style>
    <style:style style:name="P23"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4"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5"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7"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8"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9"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30"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1"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2"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3"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4"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5"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6"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3"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4"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5"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6"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7"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8"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50"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1"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2"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3"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4"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6"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7"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8"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9"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60"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1" style:family="paragraph" style:parent-style-name="Standard">
      <style:text-properties officeooo:paragraph-rsid="027971b1"/>
    </style:style>
    <style:style style:name="P62"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3"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8"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9"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2"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3"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4"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5"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6"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7"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8" style:family="paragraph" style:parent-style-name="Standard" style:list-style-name="L6">
      <style:text-properties officeooo:paragraph-rsid="02b6ded6"/>
    </style:style>
    <style:style style:name="P79"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3"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4"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5"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6"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8"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9"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90"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4"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5"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9" style:family="paragraph" style:parent-style-name="Standard">
      <style:text-properties officeooo:paragraph-rsid="01a49d51"/>
    </style:style>
    <style:style style:name="P100"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2" style:family="paragraph" style:parent-style-name="Text_20_body">
      <style:paragraph-properties fo:text-align="start" style:justify-single-word="false"/>
      <style:text-properties officeooo:paragraph-rsid="001756f7"/>
    </style:style>
    <style:style style:name="P103" style:family="paragraph" style:parent-style-name="Text_20_body">
      <style:text-properties officeooo:rsid="02e82a24" officeooo:paragraph-rsid="001756f7" style:font-size-asian="12pt"/>
    </style:style>
    <style:style style:name="P10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1" style:family="paragraph" style:parent-style-name="Text_20_body">
      <style:text-properties officeooo:rsid="02e82a24" officeooo:paragraph-rsid="00bb0ca2" style:font-size-asian="12pt"/>
    </style:style>
    <style:style style:name="P112" style:family="paragraph" style:parent-style-name="Text_20_body">
      <style:text-properties fo:font-weight="bold" officeooo:rsid="0264fa82" officeooo:paragraph-rsid="0264fa82" style:font-size-asian="12pt" style:font-weight-asian="bold" style:font-weight-complex="bold"/>
    </style:style>
    <style:style style:name="P113" style:family="paragraph" style:parent-style-name="Text_20_body">
      <style:text-properties fo:font-weight="bold" officeooo:rsid="0283391a" officeooo:paragraph-rsid="0283391a" style:font-size-asian="12pt" style:font-weight-asian="bold" style:font-weight-complex="bold"/>
    </style:style>
    <style:style style:name="P114"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2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301100e"/>
    </style:style>
    <style:style style:name="T24" style:family="text">
      <style:text-properties officeooo:rsid="0302cad0"/>
    </style:style>
    <style:style style:name="T25" style:family="text">
      <style:text-properties officeooo:rsid="02f6b540"/>
    </style:style>
    <style:style style:name="T26" style:family="text">
      <style:text-properties officeooo:rsid="02f6e011"/>
    </style:style>
    <style:style style:name="T27" style:family="text">
      <style:text-properties officeooo:rsid="02fddd47"/>
    </style:style>
    <style:style style:name="T28" style:family="text">
      <style:text-properties officeooo:rsid="02faee59"/>
    </style:style>
    <style:style style:name="T29" style:family="text">
      <style:text-properties officeooo:rsid="02fc3f59"/>
    </style:style>
    <style:style style:name="T30" style:family="text">
      <style:text-properties officeooo:rsid="02fd6565"/>
    </style:style>
    <style:style style:name="T31" style:family="text">
      <style:text-properties officeooo:rsid="02ffcd06"/>
    </style:style>
    <style:style style:name="T32" style:family="text">
      <style:text-properties officeooo:rsid="009794e2"/>
    </style:style>
    <style:style style:name="T33" style:family="text">
      <style:text-properties officeooo:rsid="009943fb"/>
    </style:style>
    <style:style style:name="T34" style:family="text">
      <style:text-properties officeooo:rsid="009b1bdb"/>
    </style:style>
    <style:style style:name="T35" style:family="text">
      <style:text-properties officeooo:rsid="00548123"/>
    </style:style>
    <style:style style:name="T36" style:family="text">
      <style:text-properties fo:font-style="italic" officeooo:rsid="005ea85c" style:font-style-asian="italic" style:font-style-complex="italic"/>
    </style:style>
    <style:style style:name="T37" style:family="text">
      <style:text-properties fo:font-style="italic" officeooo:rsid="005c44cd" style:font-style-asian="italic" style:font-style-complex="italic"/>
    </style:style>
    <style:style style:name="T38" style:family="text">
      <style:text-properties fo:font-style="italic" fo:font-weight="bold" officeooo:rsid="005c44cd" style:font-style-asian="italic" style:font-weight-asian="bold" style:font-style-complex="italic" style:font-weight-complex="bold"/>
    </style:style>
    <style:style style:name="T39" style:family="text">
      <style:text-properties fo:font-style="italic" officeooo:rsid="00648391" style:font-style-asian="italic" style:font-style-complex="italic"/>
    </style:style>
    <style:style style:name="T40" style:family="text">
      <style:text-properties fo:font-style="italic" officeooo:rsid="006239c3" style:font-style-asian="italic" style:font-style-complex="italic"/>
    </style:style>
    <style:style style:name="T41" style:family="text">
      <style:text-properties fo:font-style="italic" fo:font-weight="bold" officeooo:rsid="006239c3" style:font-style-asian="italic" style:font-weight-asian="bold" style:font-style-complex="italic" style:font-weight-complex="bold"/>
    </style:style>
    <style:style style:name="T42" style:family="text">
      <style:text-properties officeooo:rsid="004ec518"/>
    </style:style>
    <style:style style:name="T43" style:family="text">
      <style:text-properties officeooo:rsid="0058e060"/>
    </style:style>
    <style:style style:name="T44" style:family="text">
      <style:text-properties fo:font-style="italic" officeooo:rsid="0058e060" style:font-style-asian="italic" style:font-style-complex="italic"/>
    </style:style>
    <style:style style:name="T45" style:family="text">
      <style:text-properties fo:font-style="italic" officeooo:rsid="0056f04e" style:font-style-asian="italic" style:font-style-complex="italic"/>
    </style:style>
    <style:style style:name="T46" style:family="text">
      <style:text-properties fo:font-style="italic" officeooo:rsid="004ec518" style:font-style-asian="italic" style:font-style-complex="italic"/>
    </style:style>
    <style:style style:name="T47" style:family="text">
      <style:text-properties officeooo:rsid="004ff14a"/>
    </style:style>
    <style:style style:name="T48" style:family="text">
      <style:text-properties officeooo:rsid="00429d15"/>
    </style:style>
    <style:style style:name="T49" style:family="text">
      <style:text-properties fo:font-style="italic" officeooo:rsid="00698bab" style:font-style-asian="italic" style:font-style-complex="italic"/>
    </style:style>
    <style:style style:name="T50" style:family="text">
      <style:text-properties fo:font-style="italic" officeooo:rsid="00675424" style:font-style-asian="italic" style:font-style-complex="italic"/>
    </style:style>
    <style:style style:name="T51" style:family="text">
      <style:text-properties officeooo:rsid="00441d00"/>
    </style:style>
    <style:style style:name="T52" style:family="text">
      <style:text-properties officeooo:rsid="006752f7"/>
    </style:style>
    <style:style style:name="T53" style:family="text">
      <style:text-properties officeooo:rsid="0047d7ac"/>
    </style:style>
    <style:style style:name="T54" style:family="text">
      <style:text-properties fo:font-style="italic" officeooo:rsid="0047d7ac" style:font-style-asian="italic" style:font-style-complex="italic"/>
    </style:style>
    <style:style style:name="T55" style:family="text">
      <style:text-properties officeooo:rsid="004a748d"/>
    </style:style>
    <style:style style:name="T56" style:family="text">
      <style:text-properties officeooo:rsid="004d0f9d"/>
    </style:style>
    <style:style style:name="T57" style:family="text">
      <style:text-properties officeooo:rsid="004ed897"/>
    </style:style>
    <style:style style:name="T58" style:family="text">
      <style:text-properties officeooo:rsid="006dd8c6"/>
    </style:style>
    <style:style style:name="T59" style:family="text">
      <style:text-properties officeooo:rsid="00566019"/>
    </style:style>
    <style:style style:name="T60" style:family="text">
      <style:text-properties officeooo:rsid="006fd21e"/>
    </style:style>
    <style:style style:name="T61" style:family="text">
      <style:text-properties officeooo:rsid="00161290"/>
    </style:style>
    <style:style style:name="T62" style:family="text">
      <style:text-properties officeooo:rsid="00a10cf9"/>
    </style:style>
    <style:style style:name="T63" style:family="text">
      <style:text-properties officeooo:rsid="011c7dfe"/>
    </style:style>
    <style:style style:name="T64" style:family="text">
      <style:text-properties officeooo:rsid="017176e6"/>
    </style:style>
    <style:style style:name="T65" style:family="text">
      <style:text-properties officeooo:rsid="01766083"/>
    </style:style>
    <style:style style:name="T66" style:family="text">
      <style:text-properties officeooo:rsid="0180d41a"/>
    </style:style>
    <style:style style:name="T67" style:family="text">
      <style:text-properties officeooo:rsid="012585c0"/>
    </style:style>
    <style:style style:name="T68" style:family="text">
      <style:text-properties officeooo:rsid="01291c48"/>
    </style:style>
    <style:style style:name="T69" style:family="text">
      <style:text-properties fo:font-style="italic" officeooo:rsid="0126ca2f" style:font-style-asian="italic" style:font-style-complex="italic"/>
    </style:style>
    <style:style style:name="T70" style:family="text">
      <style:text-properties officeooo:rsid="0126ca2f"/>
    </style:style>
    <style:style style:name="T71" style:family="text">
      <style:text-properties officeooo:rsid="012c70f9"/>
    </style:style>
    <style:style style:name="T72" style:family="text">
      <style:text-properties officeooo:rsid="012fe788"/>
    </style:style>
    <style:style style:name="T73" style:family="text">
      <style:text-properties officeooo:rsid="012fbf50"/>
    </style:style>
    <style:style style:name="T74" style:family="text">
      <style:text-properties fo:font-style="italic" officeooo:rsid="012fbf50" style:font-style-asian="italic" style:font-style-complex="italic"/>
    </style:style>
    <style:style style:name="T75" style:family="text">
      <style:text-properties officeooo:rsid="01379188"/>
    </style:style>
    <style:style style:name="T76" style:family="text">
      <style:text-properties officeooo:rsid="01397764"/>
    </style:style>
    <style:style style:name="T77" style:family="text">
      <style:text-properties officeooo:rsid="01416b85"/>
    </style:style>
    <style:style style:name="T78" style:family="text">
      <style:text-properties fo:font-style="italic" officeooo:rsid="01379188" style:font-style-asian="italic" style:font-style-complex="italic"/>
    </style:style>
    <style:style style:name="T79" style:family="text">
      <style:text-properties officeooo:rsid="013a7351"/>
    </style:style>
    <style:style style:name="T80" style:family="text">
      <style:text-properties officeooo:rsid="013c0b10"/>
    </style:style>
    <style:style style:name="T81" style:family="text">
      <style:text-properties officeooo:rsid="0143986e"/>
    </style:style>
    <style:style style:name="T82" style:family="text">
      <style:text-properties officeooo:rsid="0143dc90"/>
    </style:style>
    <style:style style:name="T83" style:family="text">
      <style:text-properties fo:font-style="italic" officeooo:rsid="013a7351" style:font-style-asian="italic" style:font-style-complex="italic"/>
    </style:style>
    <style:style style:name="T84" style:family="text">
      <style:text-properties fo:font-style="italic" officeooo:rsid="01473d7b" style:font-style-asian="italic" style:font-style-complex="italic"/>
    </style:style>
    <style:style style:name="T85" style:family="text">
      <style:text-properties fo:font-style="normal" officeooo:rsid="013d9a4e" style:font-style-asian="normal" style:font-style-complex="normal"/>
    </style:style>
    <style:style style:name="T86" style:family="text">
      <style:text-properties fo:font-style="italic" officeooo:rsid="013d9a4e" style:font-style-asian="italic" style:font-style-complex="italic"/>
    </style:style>
    <style:style style:name="T87" style:family="text">
      <style:text-properties fo:font-style="italic" officeooo:rsid="0145b755" style:font-style-asian="italic" style:font-style-complex="italic"/>
    </style:style>
    <style:style style:name="T88" style:family="text">
      <style:text-properties officeooo:rsid="0182cdbf"/>
    </style:style>
    <style:style style:name="T89" style:family="text">
      <style:text-properties officeooo:rsid="01598063"/>
    </style:style>
    <style:style style:name="T90" style:family="text">
      <style:text-properties officeooo:rsid="0182c432"/>
    </style:style>
    <style:style style:name="T91" style:family="text">
      <style:text-properties officeooo:rsid="01176440"/>
    </style:style>
    <style:style style:name="T92" style:family="text">
      <style:text-properties officeooo:rsid="00aafeaa"/>
    </style:style>
    <style:style style:name="T93" style:family="text">
      <style:text-properties fo:font-style="italic" officeooo:rsid="00aafeaa" style:font-style-asian="italic" style:font-style-complex="italic"/>
    </style:style>
    <style:style style:name="T94" style:family="text">
      <style:text-properties fo:font-style="italic" officeooo:rsid="00a94e53" style:font-style-asian="italic" style:font-style-complex="italic"/>
    </style:style>
    <style:style style:name="T95" style:family="text">
      <style:text-properties officeooo:rsid="00a41b4b"/>
    </style:style>
    <style:style style:name="T96" style:family="text">
      <style:text-properties officeooo:rsid="00afc91b"/>
    </style:style>
    <style:style style:name="T97" style:family="text">
      <style:text-properties officeooo:rsid="00b6670c"/>
    </style:style>
    <style:style style:name="T98" style:family="text">
      <style:text-properties officeooo:rsid="00b42c09"/>
    </style:style>
    <style:style style:name="T99" style:family="text">
      <style:text-properties fo:font-style="italic" officeooo:rsid="00b42c09" style:font-style-asian="italic" style:font-style-complex="italic"/>
    </style:style>
    <style:style style:name="T100" style:family="text">
      <style:text-properties fo:font-style="normal" officeooo:rsid="00b7be61" style:font-style-asian="normal" style:font-style-complex="normal"/>
    </style:style>
    <style:style style:name="T101" style:family="text">
      <style:text-properties fo:font-style="normal" officeooo:rsid="00b96520" style:font-style-asian="normal" style:font-style-complex="normal"/>
    </style:style>
    <style:style style:name="T102" style:family="text">
      <style:text-properties fo:font-style="normal" officeooo:rsid="00be7762" style:font-style-asian="normal" style:font-style-complex="normal"/>
    </style:style>
    <style:style style:name="T103" style:family="text">
      <style:text-properties fo:font-style="italic" officeooo:rsid="00be7762" style:font-style-asian="italic" style:font-style-complex="italic"/>
    </style:style>
    <style:style style:name="T104" style:family="text">
      <style:text-properties fo:font-style="italic" fo:font-weight="normal" officeooo:rsid="02e82a24" style:font-style-asian="italic" style:font-weight-asian="normal" style:font-style-complex="italic" style:font-weight-complex="normal"/>
    </style:style>
    <style:style style:name="T105" style:family="text">
      <style:text-properties fo:font-style="italic" officeooo:rsid="02e82a24" style:font-style-asian="italic" style:font-style-complex="italic"/>
    </style:style>
    <style:style style:name="T106" style:family="text">
      <style:text-properties fo:font-style="italic" officeooo:rsid="00bb3130" style:font-style-asian="italic" style:font-style-complex="italic"/>
    </style:style>
    <style:style style:name="T107" style:family="text">
      <style:text-properties officeooo:rsid="011eca85"/>
    </style:style>
    <style:style style:name="T108" style:family="text">
      <style:text-properties officeooo:rsid="00a491f2"/>
    </style:style>
    <style:style style:name="T109" style:family="text">
      <style:text-properties officeooo:rsid="01181573"/>
    </style:style>
    <style:style style:name="T110" style:family="text">
      <style:text-properties officeooo:rsid="01238a23"/>
    </style:style>
    <style:style style:name="T111" style:family="text">
      <style:text-properties officeooo:rsid="00d54cc6"/>
    </style:style>
    <style:style style:name="T112" style:family="text">
      <style:text-properties officeooo:rsid="016a5dd3"/>
    </style:style>
    <style:style style:name="T113" style:family="text">
      <style:text-properties officeooo:rsid="015dcead"/>
    </style:style>
    <style:style style:name="T114" style:family="text">
      <style:text-properties officeooo:rsid="015c43d4"/>
    </style:style>
    <style:style style:name="T115" style:family="text">
      <style:text-properties officeooo:rsid="018559e3"/>
    </style:style>
    <style:style style:name="T116" style:family="text">
      <style:text-properties officeooo:rsid="018796e8"/>
    </style:style>
    <style:style style:name="T117" style:family="text">
      <style:text-properties officeooo:rsid="018a41e4"/>
    </style:style>
    <style:style style:name="T118" style:family="text">
      <style:text-properties officeooo:rsid="015ec1f4"/>
    </style:style>
    <style:style style:name="T119" style:family="text">
      <style:text-properties officeooo:rsid="01779885"/>
    </style:style>
    <style:style style:name="T120" style:family="text">
      <style:text-properties officeooo:rsid="0199bbd4"/>
    </style:style>
    <style:style style:name="T121" style:family="text">
      <style:text-properties style:text-position="super 58%" officeooo:rsid="0199bbd4"/>
    </style:style>
    <style:style style:name="T122" style:family="text">
      <style:text-properties officeooo:rsid="019b15fb"/>
    </style:style>
    <style:style style:name="T123" style:family="text">
      <style:text-properties officeooo:rsid="017e099a"/>
    </style:style>
    <style:style style:name="T124" style:family="text">
      <style:text-properties officeooo:rsid="01605e78"/>
    </style:style>
    <style:style style:name="T125" style:family="text">
      <style:text-properties officeooo:rsid="016cc309"/>
    </style:style>
    <style:style style:name="T126" style:family="text">
      <style:text-properties officeooo:rsid="018bb5c3"/>
    </style:style>
    <style:style style:name="T127" style:family="text">
      <style:text-properties officeooo:rsid="018cbb79"/>
    </style:style>
    <style:style style:name="T128" style:family="text">
      <style:text-properties officeooo:rsid="018fd19b"/>
    </style:style>
    <style:style style:name="T129" style:family="text">
      <style:text-properties officeooo:rsid="0190b7c6"/>
    </style:style>
    <style:style style:name="T130" style:family="text">
      <style:text-properties officeooo:rsid="0191ee3f"/>
    </style:style>
    <style:style style:name="T131" style:family="text">
      <style:text-properties officeooo:rsid="0194d572"/>
    </style:style>
    <style:style style:name="T132" style:family="text">
      <style:text-properties officeooo:rsid="0198c05a"/>
    </style:style>
    <style:style style:name="T133" style:family="text">
      <style:text-properties officeooo:rsid="0194da3a"/>
    </style:style>
    <style:style style:name="T134" style:family="text">
      <style:text-properties officeooo:rsid="016e1188"/>
    </style:style>
    <style:style style:name="T135" style:family="text">
      <style:text-properties officeooo:rsid="016f66e9"/>
    </style:style>
    <style:style style:name="T136" style:family="text">
      <style:text-properties officeooo:rsid="017f9f98"/>
    </style:style>
    <style:style style:name="T137" style:family="text">
      <style:text-properties officeooo:rsid="019eae09"/>
    </style:style>
    <style:style style:name="T138" style:family="text">
      <style:text-properties officeooo:rsid="01d3a713"/>
    </style:style>
    <style:style style:name="T139" style:family="text">
      <style:text-properties officeooo:rsid="01a48b7c"/>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tyle="italic" officeooo:rsid="01c21af7" style:font-style-asian="italic" style:font-style-complex="italic"/>
    </style:style>
    <style:style style:name="T145" style:family="text">
      <style:text-properties officeooo:rsid="01cacbe0"/>
    </style:style>
    <style:style style:name="T146" style:family="text">
      <style:text-properties officeooo:rsid="021abad6"/>
    </style:style>
    <style:style style:name="T147" style:family="text">
      <style:text-properties officeooo:rsid="02228266"/>
    </style:style>
    <style:style style:name="T148" style:family="text">
      <style:text-properties officeooo:rsid="01c64013"/>
    </style:style>
    <style:style style:name="T149" style:family="text">
      <style:text-properties officeooo:rsid="01ca5900"/>
    </style:style>
    <style:style style:name="T150" style:family="text">
      <style:text-properties officeooo:rsid="01f9ced3"/>
    </style:style>
    <style:style style:name="T151" style:family="text">
      <style:text-properties officeooo:rsid="01c8ba2d"/>
    </style:style>
    <style:style style:name="T152" style:family="text">
      <style:text-properties officeooo:rsid="02023cdb"/>
    </style:style>
    <style:style style:name="T153" style:family="text">
      <style:text-properties fo:font-style="italic" officeooo:rsid="01cacbe0" style:font-style-asian="italic" style:font-style-complex="italic"/>
    </style:style>
    <style:style style:name="T154" style:family="text">
      <style:text-properties fo:font-style="italic" officeooo:rsid="01f8b30c" style:font-style-asian="italic" style:font-style-complex="italic"/>
    </style:style>
    <style:style style:name="T155" style:family="text">
      <style:text-properties fo:font-style="italic" officeooo:rsid="01f6b79a" style:font-style-asian="italic" style:font-style-complex="italic"/>
    </style:style>
    <style:style style:name="T156" style:family="text">
      <style:text-properties fo:font-style="italic" fo:font-weight="bold" officeooo:rsid="01f6b79a" style:font-style-asian="italic" style:font-weight-asian="bold" style:font-style-complex="italic" style:font-weight-complex="bold"/>
    </style:style>
    <style:style style:name="T157" style:family="text">
      <style:text-properties officeooo:rsid="01f8b30c"/>
    </style:style>
    <style:style style:name="T158" style:family="text">
      <style:text-properties officeooo:rsid="0220da76"/>
    </style:style>
    <style:style style:name="T159" style:family="text">
      <style:text-properties officeooo:rsid="022329e7"/>
    </style:style>
    <style:style style:name="T160" style:family="text">
      <style:text-properties officeooo:rsid="01cc0b61"/>
    </style:style>
    <style:style style:name="T161" style:family="text">
      <style:text-properties officeooo:rsid="01efd146"/>
    </style:style>
    <style:style style:name="T162" style:family="text">
      <style:text-properties officeooo:rsid="01f08fe1"/>
    </style:style>
    <style:style style:name="T163" style:family="text">
      <style:text-properties fo:font-style="italic" officeooo:rsid="01ee78d3" style:font-style-asian="italic" style:font-style-complex="italic"/>
    </style:style>
    <style:style style:name="T164" style:family="text">
      <style:text-properties fo:font-style="italic" officeooo:rsid="021ae482" style:font-style-asian="italic" style:font-style-complex="italic"/>
    </style:style>
    <style:style style:name="T165" style:family="text">
      <style:text-properties officeooo:rsid="020ac8f5"/>
    </style:style>
    <style:style style:name="T166" style:family="text">
      <style:text-properties fo:font-style="italic" officeooo:rsid="020f94cd" style:font-style-asian="italic" style:font-style-complex="italic"/>
    </style:style>
    <style:style style:name="T167" style:family="text">
      <style:text-properties fo:font-style="italic" officeooo:rsid="020ac8f5" style:font-style-asian="italic" style:font-style-complex="italic"/>
    </style:style>
    <style:style style:name="T168" style:family="text">
      <style:text-properties fo:font-style="italic" fo:font-weight="bold" officeooo:rsid="020ac8f5" style:font-style-asian="italic" style:font-weight-asian="bold" style:font-style-complex="italic" style:font-weight-complex="bold"/>
    </style:style>
    <style:style style:name="T169" style:family="text">
      <style:text-properties fo:font-style="normal" officeooo:rsid="027affc8" style:font-style-asian="normal" style:font-style-complex="normal"/>
    </style:style>
    <style:style style:name="T170" style:family="text">
      <style:text-properties fo:font-size="12pt" fo:font-weight="normal" officeooo:rsid="01d3a713" style:font-size-asian="12pt" style:font-weight-asian="normal" style:font-size-complex="12pt" style:font-weight-complex="normal"/>
    </style:style>
    <style:style style:name="T171" style:family="text">
      <style:text-properties fo:font-size="12pt" fo:font-weight="normal" officeooo:rsid="01d4f771" style:font-size-asian="12pt" style:font-weight-asian="normal" style:font-size-complex="12pt" style:font-weight-complex="normal"/>
    </style:style>
    <style:style style:name="T172" style:family="text">
      <style:text-properties fo:font-size="12pt" fo:font-weight="normal" officeooo:rsid="02256eab" style:font-size-asian="12pt" style:font-weight-asian="normal" style:font-size-complex="12pt" style:font-weight-complex="normal"/>
    </style:style>
    <style:style style:name="T173" style:family="text">
      <style:text-properties fo:font-size="12pt" fo:font-weight="normal" officeooo:rsid="01d5bd39" style:font-size-asian="12pt" style:font-weight-asian="normal" style:font-size-complex="12pt" style:font-weight-complex="normal"/>
    </style:style>
    <style:style style:name="T174" style:family="text">
      <style:text-properties fo:font-size="12pt" fo:font-weight="normal" officeooo:rsid="01d7ba92" style:font-size-asian="12pt" style:font-weight-asian="normal" style:font-size-complex="12pt" style:font-weight-complex="normal"/>
    </style:style>
    <style:style style:name="T175" style:family="text">
      <style:text-properties fo:font-size="12pt" fo:font-weight="normal" officeooo:rsid="01d9172e" style:font-size-asian="12pt" style:font-weight-asian="normal" style:font-size-complex="12pt" style:font-weight-complex="normal"/>
    </style:style>
    <style:style style:name="T176" style:family="text">
      <style:text-properties fo:font-size="12pt" fo:font-weight="normal" officeooo:rsid="022cae13" style:font-size-asian="12pt" style:font-weight-asian="normal" style:font-size-complex="12pt" style:font-weight-complex="normal"/>
    </style:style>
    <style:style style:name="T177" style:family="text">
      <style:text-properties fo:font-size="12pt" fo:font-weight="normal" officeooo:rsid="022e0a9f" style:font-size-asian="12pt" style:font-weight-asian="normal" style:font-size-complex="12pt" style:font-weight-complex="normal"/>
    </style:style>
    <style:style style:name="T178" style:family="text">
      <style:text-properties fo:font-size="12pt" fo:font-weight="normal" officeooo:rsid="02777a4c" style:font-size-asian="12pt" style:font-weight-asian="normal" style:font-size-complex="12pt" style:font-weight-complex="normal"/>
    </style:style>
    <style:style style:name="T179"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0"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1"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2"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4" style:family="text">
      <style:text-properties officeooo:rsid="0231f355"/>
    </style:style>
    <style:style style:name="T185" style:family="text">
      <style:text-properties officeooo:rsid="0230ae95"/>
    </style:style>
    <style:style style:name="T186" style:family="text">
      <style:text-properties officeooo:rsid="027b5c11"/>
    </style:style>
    <style:style style:name="T187" style:family="text">
      <style:text-properties officeooo:rsid="02333e4f"/>
    </style:style>
    <style:style style:name="T188" style:family="text">
      <style:text-properties officeooo:rsid="0239ee93"/>
    </style:style>
    <style:style style:name="T189" style:family="text">
      <style:text-properties officeooo:rsid="023bcc63"/>
    </style:style>
    <style:style style:name="T190" style:family="text">
      <style:text-properties officeooo:rsid="023e6ac0"/>
    </style:style>
    <style:style style:name="T191" style:family="text">
      <style:text-properties officeooo:rsid="02406314"/>
    </style:style>
    <style:style style:name="T192" style:family="text">
      <style:text-properties officeooo:rsid="0241bb73"/>
    </style:style>
    <style:style style:name="T193" style:family="text">
      <style:text-properties officeooo:rsid="02461c7d"/>
    </style:style>
    <style:style style:name="T194" style:family="text">
      <style:text-properties officeooo:rsid="0247f882"/>
    </style:style>
    <style:style style:name="T195" style:family="text">
      <style:text-properties officeooo:rsid="027d305f"/>
    </style:style>
    <style:style style:name="T196" style:family="text">
      <style:text-properties officeooo:rsid="02743d47"/>
    </style:style>
    <style:style style:name="T197" style:family="text">
      <style:text-properties officeooo:rsid="02636d71"/>
    </style:style>
    <style:style style:name="T198" style:family="text">
      <style:text-properties officeooo:rsid="0264fa82"/>
    </style:style>
    <style:style style:name="T199" style:family="text">
      <style:text-properties officeooo:rsid="026a24e7"/>
    </style:style>
    <style:style style:name="T200" style:family="text">
      <style:text-properties fo:font-weight="bold" officeooo:rsid="0264fa82" style:font-weight-asian="bold" style:font-weight-complex="bold"/>
    </style:style>
    <style:style style:name="T201" style:family="text">
      <style:text-properties officeooo:rsid="024c22ce"/>
    </style:style>
    <style:style style:name="T202" style:family="text">
      <style:text-properties officeooo:rsid="024fe32b"/>
    </style:style>
    <style:style style:name="T203" style:family="text">
      <style:text-properties fo:font-style="italic" officeooo:rsid="024fe32b" style:font-style-asian="italic" style:font-style-complex="italic"/>
    </style:style>
    <style:style style:name="T204" style:family="text">
      <style:text-properties officeooo:rsid="02509dc7"/>
    </style:style>
    <style:style style:name="T205" style:family="text">
      <style:text-properties officeooo:rsid="027eff5c"/>
    </style:style>
    <style:style style:name="T206" style:family="text">
      <style:text-properties fo:font-size="12pt" fo:font-weight="normal" officeooo:rsid="02852ada" style:font-size-asian="12pt" style:font-weight-asian="normal" style:font-size-complex="12pt" style:font-weight-complex="normal"/>
    </style:style>
    <style:style style:name="T207" style:family="text">
      <style:text-properties fo:font-size="12pt" fo:font-weight="normal" officeooo:rsid="0287749d" style:font-size-asian="12pt" style:font-weight-asian="normal" style:font-size-complex="12pt" style:font-weight-complex="normal"/>
    </style:style>
    <style:style style:name="T208" style:family="text">
      <style:text-properties fo:font-size="12pt" fo:font-weight="normal" officeooo:rsid="0285a497" style:font-size-asian="12pt" style:font-weight-asian="normal" style:font-size-complex="12pt" style:font-weight-complex="normal"/>
    </style:style>
    <style:style style:name="T209" style:family="text">
      <style:text-properties fo:font-size="12pt" fo:font-weight="normal" officeooo:rsid="028848c6" style:font-size-asian="12pt" style:font-weight-asian="normal" style:font-size-complex="12pt" style:font-weight-complex="normal"/>
    </style:style>
    <style:style style:name="T210" style:family="text">
      <style:text-properties fo:font-size="12pt" fo:font-weight="normal" officeooo:rsid="0292d311" style:font-size-asian="12pt" style:font-weight-asian="normal" style:font-size-complex="12pt" style:font-weight-complex="normal"/>
    </style:style>
    <style:style style:name="T211" style:family="text">
      <style:text-properties fo:font-size="12pt" fo:font-weight="normal" officeooo:rsid="02850983" style:font-size-asian="12pt" style:font-weight-asian="normal" style:font-size-complex="12pt" style:font-weight-complex="normal"/>
    </style:style>
    <style:style style:name="T212"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3"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4"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5" style:family="text">
      <style:text-properties officeooo:rsid="02913a5f"/>
    </style:style>
    <style:style style:name="T216" style:family="text">
      <style:text-properties officeooo:rsid="02a8e7fd"/>
    </style:style>
    <style:style style:name="T217" style:family="text">
      <style:text-properties officeooo:rsid="02a8fdd1"/>
    </style:style>
    <style:style style:name="T218" style:family="text">
      <style:text-properties officeooo:rsid="02ac66a9"/>
    </style:style>
    <style:style style:name="T219" style:family="text">
      <style:text-properties officeooo:rsid="02aa7089"/>
    </style:style>
    <style:style style:name="T220" style:family="text">
      <style:text-properties officeooo:rsid="02adf6e2"/>
    </style:style>
    <style:style style:name="T221" style:family="text">
      <style:text-properties officeooo:rsid="02b06b07"/>
    </style:style>
    <style:style style:name="T222" style:family="text">
      <style:text-properties officeooo:rsid="02b27cac"/>
    </style:style>
    <style:style style:name="T223" style:family="text">
      <style:text-properties officeooo:rsid="02afe72a"/>
    </style:style>
    <style:style style:name="T224" style:family="text">
      <style:text-properties officeooo:rsid="0298b078"/>
    </style:style>
    <style:style style:name="T225" style:family="text">
      <style:text-properties officeooo:rsid="02992126"/>
    </style:style>
    <style:style style:name="T226" style:family="text">
      <style:text-properties officeooo:rsid="02a0e91d"/>
    </style:style>
    <style:style style:name="T227" style:family="text">
      <style:text-properties officeooo:rsid="029aafe2"/>
    </style:style>
    <style:style style:name="T228" style:family="text">
      <style:text-properties officeooo:rsid="029d2773"/>
    </style:style>
    <style:style style:name="T229" style:family="text">
      <style:text-properties officeooo:rsid="02a203c2"/>
    </style:style>
    <style:style style:name="T230" style:family="text">
      <style:text-properties officeooo:rsid="02a719ea"/>
    </style:style>
    <style:style style:name="T231" style:family="text">
      <style:text-properties officeooo:rsid="028270bf"/>
    </style:style>
    <style:style style:name="T232" style:family="text">
      <style:text-properties fo:font-weight="normal" officeooo:rsid="028270bf" style:font-weight-asian="normal" style:font-weight-complex="normal"/>
    </style:style>
    <style:style style:name="T233" style:family="text">
      <style:text-properties officeooo:rsid="02ca647f"/>
    </style:style>
    <style:style style:name="T234" style:family="text">
      <style:text-properties officeooo:rsid="02c54bf9"/>
    </style:style>
    <style:style style:name="T235" style:family="text">
      <style:text-properties officeooo:rsid="02c58724"/>
    </style:style>
    <style:style style:name="T236" style:family="text">
      <style:text-properties officeooo:rsid="02c6cb07"/>
    </style:style>
    <style:style style:name="T237" style:family="text">
      <style:text-properties officeooo:rsid="02cae3be"/>
    </style:style>
    <style:style style:name="T238" style:family="text">
      <style:text-properties officeooo:rsid="02cef7bd"/>
    </style:style>
    <style:style style:name="T239" style:family="text">
      <style:text-properties officeooo:rsid="02cf886a"/>
    </style:style>
    <style:style style:name="T240" style:family="text">
      <style:text-properties officeooo:rsid="02d43c9f"/>
    </style:style>
    <style:style style:name="T241" style:family="text">
      <style:text-properties officeooo:rsid="02e2f1aa"/>
    </style:style>
    <style:style style:name="T242" style:family="text">
      <style:text-properties fo:font-style="italic" officeooo:rsid="02d43c9f" style:font-style-asian="italic" style:font-style-complex="italic"/>
    </style:style>
    <style:style style:name="T243" style:family="text">
      <style:text-properties fo:font-style="italic" officeooo:rsid="02d25df4" style:font-style-asian="italic" style:font-style-complex="italic"/>
    </style:style>
    <style:style style:name="T244" style:family="text">
      <style:text-properties officeooo:rsid="02d694a3"/>
    </style:style>
    <style:style style:name="T245" style:family="text">
      <style:text-properties officeooo:rsid="02d7863f"/>
    </style:style>
    <style:style style:name="T246" style:family="text">
      <style:text-properties officeooo:rsid="02d6c7f8"/>
    </style:style>
    <style:style style:name="T247" style:family="text">
      <style:text-properties officeooo:rsid="02d7e841"/>
    </style:style>
    <style:style style:name="T248" style:family="text">
      <style:text-properties officeooo:rsid="02e4dbb9"/>
    </style:style>
    <style:style style:name="T249" style:family="text">
      <style:text-properties officeooo:rsid="02e5508f"/>
    </style:style>
    <style:style style:name="T250" style:family="text">
      <style:text-properties officeooo:rsid="02e7cdc7"/>
    </style:style>
    <style:style style:name="T251" style:family="text">
      <style:text-properties officeooo:rsid="02e55dc5"/>
    </style:style>
    <style:style style:name="T252" style:family="text">
      <style:text-properties officeooo:rsid="02ee2e6a"/>
    </style:style>
    <style:style style:name="T253" style:family="text">
      <style:text-properties officeooo:rsid="02ef9e1f"/>
    </style:style>
    <style:style style:name="T254" style:family="text">
      <style:text-properties officeooo:rsid="02eead51"/>
    </style:style>
    <style:style style:name="T255" style:family="text">
      <style:text-properties fo:font-size="12pt" fo:font-weight="bold" officeooo:rsid="0426cbc9" style:font-size-asian="12pt" style:font-weight-asian="bold" style:font-size-complex="12pt" style:font-weight-complex="bold"/>
    </style:style>
    <style:style style:name="T256" style:family="text">
      <style:text-properties fo:font-size="12pt" fo:font-weight="bold" officeooo:rsid="02e82a24" style:font-size-asian="12pt" style:font-weight-asian="bold" style:font-size-complex="12pt" style:font-weight-complex="bold"/>
    </style:style>
    <style:style style:name="T257" style:family="text">
      <style:text-properties fo:font-size="12pt" fo:font-weight="normal" officeooo:rsid="02e82a24" style:font-size-asian="12pt" style:font-weight-asian="normal" style:font-size-complex="12pt" style:font-weight-complex="normal"/>
    </style:style>
    <style:style style:name="T258" style:family="text">
      <style:text-properties fo:font-size="12pt" fo:font-weight="normal" officeooo:rsid="038dd9cf" style:font-size-asian="12pt" style:font-weight-asian="normal" style:font-size-complex="12pt" style:font-weight-complex="normal"/>
    </style:style>
    <style:style style:name="T259" style:family="text">
      <style:text-properties fo:font-size="12pt" fo:font-weight="normal" officeooo:rsid="0026d4d6" style:font-size-asian="12pt" style:font-weight-asian="normal" style:font-size-complex="12pt" style:font-weight-complex="normal"/>
    </style:style>
    <style:style style:name="T260" style:family="text">
      <style:text-properties officeooo:rsid="038d9d4d"/>
    </style:style>
    <style:style style:name="T261" style:family="text">
      <style:text-properties officeooo:rsid="038dd9cf"/>
    </style:style>
    <style:style style:name="T262" style:family="text">
      <style:text-properties officeooo:rsid="0025668c"/>
    </style:style>
    <style:style style:name="T263" style:family="text">
      <style:text-properties fo:font-weight="normal" style:font-weight-asian="normal" style:font-weight-complex="normal"/>
    </style:style>
    <style:style style:name="T264" style:family="text">
      <style:text-properties fo:font-style="italic" fo:font-weight="normal" style:font-style-asian="italic" style:font-weight-asian="normal" style:font-style-complex="italic" style:font-weight-complex="normal"/>
    </style:style>
    <style:style style:name="T265" style:family="text">
      <style:text-properties fo:font-weight="normal" officeooo:rsid="01e97238" style:font-weight-asian="normal" style:font-weight-complex="normal"/>
    </style:style>
    <style:style style:name="T266" style:family="text">
      <style:text-properties fo:font-weight="bold" style:font-weight-asian="bold" style:font-weight-complex="bold"/>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style:font-style-asian="normal" style:font-style-complex="normal"/>
    </style:style>
    <style:style style:name="T270" style:family="text">
      <style:text-properties officeooo:rsid="00bb3130"/>
    </style:style>
    <style:style style:name="T271" style:family="text">
      <style:text-properties officeooo:rsid="00bc8fae"/>
    </style:style>
    <style:style style:name="T272" style:family="text">
      <style:text-properties officeooo:rsid="026b9f6d"/>
    </style:style>
    <style:style style:name="T273" style:family="text">
      <style:text-properties fo:font-style="normal" fo:font-weight="normal" officeooo:rsid="0266cacd" style:font-style-asian="normal" style:font-weight-asian="normal" style:font-style-complex="normal" style:font-weight-complex="normal"/>
    </style:style>
    <style:style style:name="T274" style:family="text">
      <style:text-properties officeooo:rsid="021c40b7"/>
    </style:style>
    <style:style style:name="T275" style:family="text">
      <style:text-properties fo:font-style="italic" fo:font-weight="normal" officeooo:rsid="020764ba" style:font-style-asian="italic" style:font-weight-asian="normal" style:font-style-complex="italic" style:font-weight-complex="normal"/>
    </style:style>
    <style:style style:name="T276"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text:span></text:p>
      <text:p text:style-name="P12"/>
      <text:p text:style-name="P12"><text:span text:style-name="T23">Additionally, I believed that given those resources, an existing system could be easily amended to be GDPR compliant; that GDPR compliance was something you could implement.</text:span></text:p>
      <text:p text:style-name="P13"/>
      <text:p text:style-name="P14">During my research, and while reading through individual GDPR articles, <text:span text:style-name="T24">as well as reading about implementation of the regulation,</text:span> it became clear to me that <text:span text:style-name="T22">GDPR compliance is significantly more attainable than I had believed, </text:span><text:span text:style-name="T24">and that implementation lays in thoughtful design. </text:span></text:p>
      <text:p text:style-name="P14"/>
      <text:p text:style-name="P15">I now understand that with proper planning, even a single developer working on a software service, can stay fully compliant with relatively low workload.</text:p>
      <text:p text:style-name="P16"/>
      <text:p text:style-name="P16">A data controller can maintain compliance via a series of legal notices, and by implementing bespoke monitoring pipeline. </text:p>
      <text:p text:style-name="P15"/>
      <text:p text:style-name="P14"><text:span text:style-name="T25">Even a single developer working on a software service, can stay fully compliant </text:span><text:span text:style-name="T26">with relatively </text:span><text:span text:style-name="T27">few resources</text:span><text:span text:style-name="T26">. </text:span><text:span text:style-name="T28">A data controller can maintain compliance via a series of legal notices, and </text:span><text:span text:style-name="T29">by monitoring the platform for data breaches and offences. </text:span><text:span text:style-name="T30">When a data </text:span><text:span text:style-name="T31">breach or an offence does occur, </text:span></text:p>
      <text:p text:style-name="P17"/>
      <text:p text:style-name="P11"/>
      <text:p text:style-name="P10"/>
      <text:list text:style-name="WWNum7">
        <text:list-item text:start-value="1">
          <text:p text:style-name="P18"><text:soft-page-break/>Identify a specific area where your understanding changed during this module. What did you believe before (about deployment, security, or software services), and what do you understand now?</text:p>
        </text:list-item>
        <text:list-item>
          <text:p text:style-name="P18">What caused the change? Was it a lecture, a reading, a practical exercise, a conversation with a peer, or something you discovered during research? Be specific.</text:p>
        </text:list-item>
      </text:list>
      <text:p text:style-name="P19"/>
      <text:p text:style-name="P10"/>
      <text:p text:style-name="P10">1(<text:span text:style-name="T18">c</text:span>) – <text:span text:style-name="T18">Success and Failure</text:span></text:p>
      <text:p text:style-name="P20">A key success in this module was the effective incorporation of self-motivation strategies. This significantly improved my ability to maintain a high degree of focus and productivity over extended periods of time. <text:span text:style-name="T32">By implementing a structured work regimen – Such as minimising distractions, </text:span><text:span text:style-name="T33">adhering to</text:span><text:span text:style-name="T32"> a strict diet, controlling my working environment, and setting clear milestones, I was able to stay more consistent </text:span><text:span text:style-name="T33">with my productive output; which is something I previously struggled to achieve. This demonstrates that my productivity is not limited by my capability, but rather the systems and behaviours I adopt when approaching work.</text:span></text:p>
      <text:p text:style-name="P21">However, this success is also a failure as it revealed a significant limitation. The effectiveness of these strategies was heavily influenced by external pressures, particularly deadlines. Without this pressure, <text:span text:style-name="T34">maintaining this level of productivity would have likely been significantly more difficult. This indicates a reliance on extrinsic motivation, rather than a fully developed intrinsic motivation, which may limit long-term consistency.</text:span></text:p>
      <text:p text:style-name="P22">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3"/>
      <text:p text:style-name="P24"/>
      <text:p text:style-name="P10"/>
      <text:p text:style-name="P10"/>
      <text:p text:style-name="P10"/>
      <text:p text:style-name="P10">1<text:span text:style-name="T18">(d</text:span>) – <text:span text:style-name="T18">Self-Motivation</text:span></text:p>
      <text:p text:style-name="P25">To maintain a high degree of motivation throughout this assessment, and avoid procrastination, I deployed several different strategies:</text:p>
      <text:p text:style-name="P25"/>
      <text:p text:style-name="P25">1. Distraction minimisation</text:p>
      <text:p text:style-name="P26">To avoid bodily distractions and the feeling of a bloated stomach, as well as <text:span text:style-name="T35">maintain consistent</text:span> energy levels, I delayed eating for as long as possible <text:span text:style-name="T36">(</text:span><text:span text:style-name="T37">Christoph Bamberg, Julia Reinchenberger, Jens Blechert,</text:span><text:span text:style-name="T38"> </text:span><text:span text:style-name="T37">2025</text:span><text:span text:style-name="T36">)</text:span>. As soon I woke up, I would sit down to work on this assessment, prioritising the achievement of milestones before allowing myself to indulge in high-protein food <text:span text:style-name="T39">(</text:span><text:span text:style-name="T40">Dominik H Pesta, Varman T Samuel</text:span><text:span text:style-name="T41">, </text:span><text:span text:style-name="T40">2014</text:span><text:span text:style-name="T39">)</text:span>. <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p text:style-name="P27"/>
      <text:p text:style-name="P28">2. <text:span text:style-name="T47">Focus Management</text:span></text:p>
      <text:p text:style-name="P29">To avoid mental distractions and maintain my dopamine levels, I would turn off all redundant applications (such as Steam, or Discord), <text:span text:style-name="T48">reduce the brightness of my screen, and even reduce saturation </text:span><text:span text:style-name="T49">(</text:span><text:span text:style-name="T50">Craig A. Williamson, Jari J. Morganti, Hannah E. Smithson, 2023)</text:span><text:span text:style-name="T48">. This </text:span><text:span text:style-name="T51">created a monotonous, </text:span><text:span text:style-name="T52">albeit</text:span><text:span text:style-name="T51"> a highly reliable environment in which I could maintain my focus for much longer. </text:span></text:p>
      <text:p text:style-name="P30"><text:soft-page-break/>To further maintain my focus, and prevent my mind from drifting off, I would utilise the rubber duck <text:span text:style-name="T53">debugging </text:span>technique<text:span text:style-name="T3"> </text:span><text:span text:style-name="T54">(Rubber Duck Debugging, n.d.)</text:span><text:span text:style-name="T53">. </text:span><text:span text:style-name="T55">By narrating my own actions, I could keep my mind anchored in the present moment, </text:span><text:span text:style-name="T56">minimising </text:span><text:span text:style-name="T57">unrelated thought.</text:span></text:p>
      <text:p text:style-name="P30"/>
      <text:p text:style-name="P31">3. Future Reflection</text:p>
      <text:p text:style-name="P31">To further improve my workflow in the future, I would also avoid <text:span text:style-name="T58">nicotine</text:span> to keep my heart rate consistent, <text:span text:style-name="T59">instead replacing it with scented candles. </text:span><text:span text:style-name="T60">I would communicate more with my lecturers, asking more questions pertaining to the assessment. </text:span></text:p>
      <text:p text:style-name="P32"/>
      <text:p text:style-name="P10"/>
      <text:p text:style-name="P10"/>
      <text:p text:style-name="P33">Section <text:span text:style-name="T18">2</text:span> – <text:span text:style-name="T61">Ongoing Risk Management</text:span></text:p>
      <text:p text:style-name="P33"/>
      <text:p text:style-name="P34"><text:span text:style-name="T62">2</text:span><text:span text:style-name="T18">(</text:span><text:span text:style-name="T62">a</text:span>) – <text:span text:style-name="T62">Monitoring and Alerting Strategy</text:span></text:p>
      <text:p text:style-name="P35"/>
      <text:p text:style-name="P36">Monitoring considerations include:</text:p>
      <text:list text:style-name="L1">
        <text:list-item>
          <text:p text:style-name="P37">Application <text:span text:style-name="T63">U</text:span>ptime</text:p>
          <text:list>
            <text:list-item>
              <text:p text:style-name="P38">Since this system is of critical importance and is required to run continuously, <text:span text:style-name="T64">uptime will be monitored to minimise any downtime. By monitoring uptime, we can configure automated systems (like </text:span><text:span text:style-name="T65">Uptime Kuma</text:span><text:span text:style-name="T64">) to notify us immediately when the server goes down. This will help maximise </text:span><text:span text:style-name="T66">system reliability and effectiveness during rescue operations.</text:span></text:p>
            </text:list-item>
          </text:list>
        </text:list-item>
        <text:list-item>
          <text:p text:style-name="P37">Error <text:span text:style-name="T63">R</text:span>ates </text:p>
          <text:list>
            <text:list-item>
              <text:p text:style-name="P39">Monitoring error rates <text:span text:style-name="T67">by the following categories: </text:span><text:span text:style-name="T68">Success (2xx), </text:span><text:span text:style-name="T67">Redirection (3xx), Client (4xx), Server (5xx) </text:span><text:span text:style-name="T69">(The Postman Team, 2025)</text:span><text:span text:style-name="T70"> </text:span><text:span text:style-name="T68">can help detect the most vulnerable parts of the application </text:span><text:span text:style-name="T71">early before they lead to a disaster during a rescue operation. Implementation of this monitoring strategy is relatively low cost yet it can carry significant benefits.</text:span></text:p>
            </text:list-item>
          </text:list>
        </text:list-item>
        <text:list-item>
          <text:p text:style-name="P37">Authentication <text:span text:style-name="T63">F</text:span>ailure <text:span text:style-name="T63">R</text:span>ates</text:p>
          <text:list>
            <text:list-item>
              <text:p text:style-name="P40">This application stores <text:span text:style-name="T72">and processes</text:span> <text:span text:style-name="T73">both </text:span>personal <text:span text:style-name="T73">data defined in article 4(1) </text:span><text:span text:style-name="T74">(GDPR, 2018),</text:span><text:span text:style-name="T73"> and special category personal data defined in article 9(1)</text:span><text:span text:style-name="T74"> (GDPR, 2018)</text:span><text:span text:style-name="T73">. </text:span><text:span text:style-name="T75">To </text:span><text:span text:style-name="T76">ensure regulatory compliance</text:span><text:span text:style-name="T75">, all personal data </text:span><text:span text:style-name="T77">should</text:span><text:span text:style-name="T75"> be encrypted in storage and in transit, </text:span><text:span text:style-name="T76">and unauthorised access attempts must be closely monitored</text:span><text:span text:style-name="T72"> </text:span><text:span text:style-name="T78">(GDPR 2018, Art. 32)</text:span><text:span text:style-name="T72">. </text:span><text:span text:style-name="T79">If a breach does occur, and an unauthorised actor gains access to this data, we must be able to detect it and notify the </text:span><text:span text:style-name="T80">supervisory authority (Information Commissioner’s office)</text:span><text:span text:style-name="T79"> </text:span><text:span text:style-name="T81">with</text:span><text:span text:style-name="T82">out undue delay, and where feasible, within</text:span><text:span text:style-name="T81"> at most </text:span><text:span text:style-name="T79">72 hours</text:span><text:span text:style-name="T83"> (GDPR, 2018, Art. 33</text:span><text:span text:style-name="T84">(1)</text:span><text:span text:style-name="T83">), </text:span><text:span text:style-name="T85">and the data subjects without undue delay </text:span><text:span text:style-name="T86">(GDPR, 2018, Art. 34</text:span><text:span text:style-name="T87">(1)</text:span><text:span text:style-name="T86">).</text:span></text:p>
            </text:list-item>
          </text:list>
        </text:list-item>
        <text:list-item>
          <text:p text:style-name="P37"><text:span text:style-name="T63">D</text:span>atabase <text:span text:style-name="T63">P</text:span>erformance</text:p>
          <text:list>
            <text:list-item>
              <text:p text:style-name="P41">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2">Response Time</text:p>
          <text:list>
            <text:list-item>
              <text:p text:style-name="P43">Maintaining low response time is imperative to sustaining <text:span text:style-name="T88">reliability and effectiveness</text:span>. Response time will be monitored <text:span text:style-name="T89">and </text:span><text:span text:style-name="T90">actionable messages will be sent to users to help them adjust their rescue strategies.</text:span></text:p>
            </text:list-item>
          </text:list>
        </text:list-item>
        <text:list-item>
          <text:p text:style-name="P37"><text:span text:style-name="T63">R</text:span>esource <text:span text:style-name="T63">U</text:span>tilisation</text:p>
        </text:list-item>
      </text:list>
      <text:list text:style-name="L2">
        <text:list-item>
          <text:list>
            <text:list-item>
              <text:p text:style-name="P44"><text:span text:style-name="T91">Personal devices used by rescuers </text:span>may have vastly limited battery capacity, <text:span text:style-name="T92">which is further worsened by poor reception </text:span><text:span text:style-name="T91">in remote regions</text:span><text:span text:style-name="T92"> </text:span><text:span text:style-name="T93">(</text:span><text:span text:style-name="T94">Ning Ding, Daniel Wagner, Xiaomeng Chen, Abhinav Pathak, Y. Charlie Hu, Andrew Rice, 2013</text:span><text:span text:style-name="T93">)</text:span><text:span text:style-name="T3">.</text:span> As such, it is critical that the application monitors its resource utilisation, <text:span text:style-name="T95">in particular its battery </text:span><text:soft-page-break/><text:span text:style-name="T95">consumption </text:span><text:span text:style-name="T96">and battery charge availability</text:span>. <text:span text:style-name="T97">Since this information is tied to a specific rescuer, it falls under the definition of personal data in article </text:span><text:span text:style-name="T98">4(1) </text:span><text:span text:style-name="T99">(GDPR, 2018), </text:span><text:span text:style-name="T100">and a proper legal basis is required for its processing </text:span><text:span text:style-name="T101">as stated in article 6 (GDPR, 2018)</text:span><text:span text:style-name="T100">; in this case </text:span><text:span text:style-name="T102">that would be the lawful basis of contract</text:span><text:span text:style-name="T103"> (</text:span><text:span text:style-name="Strong_20_Emphasis"><text:span text:style-name="T104">Information Commissioner’s Office (ICO), </text:span></text:span><text:span text:style-name="T105">2024</text:span><text:span text:style-name="T106">a</text:span><text:span text:style-name="T105">)</text:span><text:span text:style-name="T99">. <text:s/></text:span><text:span text:style-name="T95">By </text:span><text:span text:style-name="T107">sharing</text:span><text:span text:style-name="T95"> this information </text:span><text:span text:style-name="T107">with</text:span><text:span text:style-name="T95"> other participants, </text:span><text:span text:style-name="T108">we may </text:span><text:span text:style-name="T109">increase the safety of rescuers.</text:span></text:p>
            </text:list-item>
            <text:list-item>
              <text:p text:style-name="P45">Additionally, given low hardware specifications, VPS’ resource utilisation, <text:span text:style-name="T110">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6"/>
      <text:p text:style-name="P47">The application features a tiered alerting system. The following thresholds exist:</text:p>
      <text:p text:style-name="P48"/>
      <text:p text:style-name="P49">1. Critical – <text:span text:style-name="T111">Immediate human response required</text:span></text:p>
      <text:p text:style-name="P50">This <text:span text:style-name="T112">alert</text:span> is triggered when there is a critical problem with the system, rendering it inoperable – <text:span text:style-name="T113">Such</text:span><text:span text:style-name="T114"> as </text:span>the server shutting down <text:span text:style-name="T115">for more than 60 minutes, </text:span><text:span text:style-name="T116">database being unreachable, or VPS CPU usage </text:span><text:span text:style-name="T117">staying</text:span><text:span text:style-name="T116"> over 95% for over 10 minutes.</text:span></text:p>
      <text:p text:style-name="P51">Once <text:span text:style-name="T118">detected by </text:span><text:span text:style-name="T119">Uptime Kuma</text:span><text:span text:style-name="T118">, </text:span><text:span text:style-name="T120">an SMS will be sent out immediately via a 3</text:span><text:span text:style-name="T121">rd</text:span><text:span text:style-name="T120"> party provider </text:span><text:span text:style-name="T122">to our volunteer developer</text:span><text:span text:style-name="T120">.</text:span><text:span text:style-name="T123"> </text:span><text:span text:style-name="T124">Rescuers in deployment and team leaders will follow the protocol and fall back on paper map and phone calls until issue is resolved.</text:span></text:p>
      <text:p text:style-name="P52"/>
      <text:p text:style-name="P49">2. Warning – <text:span text:style-name="T111">To be investigated within working hours</text:span></text:p>
      <text:p text:style-name="P53">This alert is triggered when there is an unexpected issue within the application – <text:span text:style-name="T125">Such as unusually high response times </text:span><text:span text:style-name="T126">(e.g. &gt; </text:span><text:span text:style-name="T127">1000</text:span><text:span text:style-name="T126">ms), </text:span><text:span text:style-name="T128">prolonged high VPS CPU usage (e.g. &gt; 80% for over </text:span><text:span text:style-name="T129">10</text:span><text:span text:style-name="T128"> minutes), </text:span><text:span text:style-name="T130">or </text:span><text:span text:style-name="T131">an unusually high rate of server errors (</text:span><text:span text:style-name="T132">e.g. </text:span><text:span text:style-name="T131">5xx rates over 10% </text:span><text:span text:style-name="T133">within last hour</text:span><text:span text:style-name="T131">).</text:span></text:p>
      <text:p text:style-name="P54">In this scenario, <text:span text:style-name="T134">both the application and the web interface</text:span> <text:span text:style-name="T135">will</text:span> be used to issue the alert <text:span text:style-name="T135">to the team leaders, rescuers in deployment, and our developer.</text:span></text:p>
      <text:p text:style-name="P55"/>
      <text:p text:style-name="P55"/>
      <text:p text:style-name="P56">A good monitoring tool given the budget constraints as well as <text:span text:style-name="T136">the </text:span>team size, is Uptime Kuma. This self-hosted tool allows us to send out periodic queries to our API to monitor uptime and issue critical alerts when needed. <text:span text:style-name="T136">It can either be hosted on the same machine as the main server to minimise the costs, or on a low-power single board computer like a Raspberry Pi to separate the failure points.</text:span></text:p>
      <text:p text:style-name="P33"/>
      <text:p text:style-name="P33"/>
      <text:p text:style-name="P57"><text:span text:style-name="T62">2</text:span><text:span text:style-name="T18">(</text:span><text:span text:style-name="T137">b </text:span><text:span text:style-name="T138">| !2b</text:span>) – <text:span text:style-name="T139">Patch and Vulnerability Management</text:span></text:p>
      <text:p text:style-name="P57"/>
      <text:p text:style-name="P58">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 </text:span></text:p>
      <text:p text:style-name="P58"/>
      <text:p text:style-name="P59"><text:span text:style-name="T145">To minimise downtime, as well as ensure compatibility with the </text:span><text:span text:style-name="T146">planned</text:span><text:span text:style-name="T145"> updates; </text:span><text:span text:style-name="T147">security </text:span><text:span text:style-name="T145">p</text:span><text:span text:style-name="T148">atches, </text:span><text:span text:style-name="T147">operating system updates,</text:span><text:span text:style-name="T148"> </text:span><text:span text:style-name="T149">and </text:span><text:span text:style-name="T147">dependency </text:span><text:span text:style-name="T149">updates</text:span><text:span text:style-name="T148"> should first be tested in </text:span><text:span text:style-name="T150">isolation, in</text:span><text:span text:style-name="T148"> a </text:span><text:span text:style-name="T151">local</text:span><text:span text:style-name="T148"> development environment </text:span><text:span text:style-name="T152">resembling</text:span><text:span text:style-name="T145"> the VPS as closely as possible</text:span><text:span text:style-name="T153"> </text:span><text:span text:style-name="T154">(</text:span><text:span text:style-name="T155">Orca</text:span><text:span text:style-name="T156">, </text:span><text:span text:style-name="T155">n.d.</text:span><text:span text:style-name="T154">)</text:span><text:span text:style-name="T157">.</text:span><text:span text:style-name="T145"> </text:span><text:span text:style-name="T158">Due to the lack of a fallback system, automated runtime updates will be disabled. They will instead be performed during scheduled updates periods </text:span><text:span text:style-name="T159">along with all other updates. </text:span><text:span text:style-name="T160">This can be accomplished</text:span><text:span text:style-name="T145"> </text:span><text:span text:style-name="T161">through technologies such as containerisation or </text:span><text:span text:style-name="T162">other types of</text:span><text:span text:style-name="T161"> virtualisation</text:span><text:span text:style-name="T153"> </text:span><text:span text:style-name="T163">(Dirk Merkel, </text:span><text:span text:style-name="T164">2014</text:span><text:span text:style-name="T163">)</text:span><text:span text:style-name="T145">. </text:span></text:p>
      <text:p text:style-name="P58"/>
      <text:p text:style-name="P60"><text:soft-page-break/>With this, we can carry out updates and patches manually, test for vulnerabilities <text:span text:style-name="T165">with open source tools such as OpenVAS </text:span><text:span text:style-name="T166">(</text:span><text:span text:style-name="T167">Greenbone</text:span><text:span text:style-name="T168">, </text:span><text:span text:style-name="T167">n.d.</text:span><text:span text:style-name="T166">), </text:span><text:span text:style-name="T169">or Lynis</text:span>, all the while the VPS is still providing its service. </text:p>
      <text:p text:style-name="P61"><text:span text:style-name="T170">To further increase security and </text:span><text:span text:style-name="T171">minimise the impact of unforeseen factors, a full backup of the VPS </text:span><text:span text:style-name="T172">will</text:span><text:span text:style-name="T171"> be made to a removable media. </text:span><text:span text:style-name="T173">This ensures that even if </text:span><text:span text:style-name="T174">the patches fail due to unknown factors, </text:span><text:span text:style-name="T175">the VPS can still be rolled back to the last working version. </text:span><text:span text:style-name="T176">Critical security patches should be applied </text:span><text:span text:style-name="T177">within</text:span><text:span text:style-name="T176"> </text:span><text:span text:style-name="T178">24 hours</text:span><text:span text:style-name="T176"> </text:span><text:span text:style-name="T179">(</text:span><text:span text:style-name="T180">National Cyber Security Centre</text:span><text:span text:style-name="T181">, </text:span><text:span text:style-name="T180">2024, </text:span><text:span text:style-name="T182">Guidance(1):</text:span><text:span text:style-name="T183">Updating when exploitation is rife</text:span><text:span text:style-name="T179">).</text:span></text:p>
      <text:p text:style-name="P62"/>
      <text:p text:style-name="P63">Given the budget constraints, vulnerability scanning will be carried out using <text:span text:style-name="T184">the</text:span><text:span text:style-name="T185"> open-source tool</text:span> <text:span text:style-name="T186">Lynis</text:span>. <text:span text:style-name="T187">Scanning will encompass </text:span><text:span text:style-name="T188">both </text:span><text:span text:style-name="T187">application code and third-party dependencies. </text:span><text:span text:style-name="T189">In line with the guidance from the National Cyber Security Centre, scanning should be performed on a regular and risk-based basis (National Cyber Security Centre, 2024, Guidance: </text:span><text:span text:style-name="T190">Implementing this guidance</text:span><text:span text:style-name="T189">). </text:span><text:span text:style-name="T191">A baseline frequency of one week will be adopted.</text:span></text:p>
      <text:p text:style-name="P64">To minimise disruption of rescue operations, scans will be scheduled at times of low activity, and where possible, when there have not been any active rescue operations over a fixed <text:span text:style-name="T192">period of time (e.g. 30 minutes). </text:span><text:span text:style-name="T193">This approach balances </text:span><text:span text:style-name="T194">service availability with security assurance needs.</text:span></text:p>
      <text:p text:style-name="P65"/>
      <text:p text:style-name="P66">In addition to the above, when:</text:p>
      <text:p text:style-name="P66">a) A critical vulnerability is disclosed in a library RescueNet depends on:</text:p>
      <text:list text:style-name="L3">
        <text:list-item>
          <text:p text:style-name="P67">A critical vulnerability scan will be performed without undue delay using <text:span text:style-name="T195">Lynis</text:span>,</text:p>
        </text:list-item>
        <text:list-item>
          <text:p text:style-name="P68">Alternative libraries will be researched and implemented, or, where that is not possible, <text:span text:style-name="T196">the library will be rolled back to the last stable version.</text:span></text:p>
        </text:list-item>
      </text:list>
      <text:p text:style-name="P66">b) An integrated third-party API announces a breaking change or depr<text:span text:style-name="T197">e</text:span>cation:</text:p>
      <text:list text:style-name="L4">
        <text:list-item>
          <text:p text:style-name="P69">Any risks resulting from the changes or deprecation will be mitigated <text:span text:style-name="T198">by the implementation of a circuit breaker pattern </text:span><text:span text:style-name="T199">(</text:span><text:span text:style-name="T198">Sam L</text:span><text:span text:style-name="T199">i</text:span><text:span text:style-name="T200">, </text:span><text:span text:style-name="T198">2024</text:span><text:span text:style-name="T199">).</text:span></text:p>
        </text:list-item>
      </text:list>
      <text:p text:style-name="P66">c) A third-party service <text:span text:style-name="T201">(a data processor)</text:span> suffers a data breach:</text:p>
      <text:list text:style-name="L5">
        <text:list-item>
          <text:p text:style-name="P70">In line with <text:span text:style-name="T202">article 33(1) </text:span><text:span text:style-name="T203">(GDPR, 2018)</text:span>, Information Commisioner’s Office will be notified without undue delay, <text:span text:style-name="T204">or, when that is not possible, within 72 hours.</text:span></text:p>
        </text:list-item>
        <text:list-item>
          <text:p text:style-name="P71">Data subjects will be notified without undue delay in line with article 34(1) (<text:span text:style-name="T3">GDPR, 2018).</text:span></text:p>
        </text:list-item>
        <text:list-item>
          <text:p text:style-name="P72">We shall document the data breach, comprising the facts relating to the breach, and its effects and the remedial action taken in line with Article 33(5) <text:span text:style-name="T3">(GDPR, 2018).</text:span></text:p>
        </text:list-item>
      </text:list>
      <text:p text:style-name="P66"/>
      <text:p text:style-name="P73"/>
      <text:p text:style-name="P73"/>
      <text:p text:style-name="P74"><text:span text:style-name="T62">2</text:span><text:span text:style-name="T18">(</text:span><text:span text:style-name="T205">c</text:span>) – <text:span text:style-name="T205">Incident Response</text:span></text:p>
      <text:p text:style-name="P74"/>
      <text:list xml:id="list3726353349" text:style-name="L6">
        <text:list-item>
          <text:p text:style-name="P75">Incident Response Plan</text:p>
          <text:list>
            <text:list-item>
              <text:p text:style-name="P76">Detection</text:p>
              <text:list>
                <text:list-item>
                  <text:p text:style-name="P77"><text:soft-page-break/>Depending on the incident, discovery happens through either monitoring alerts, user reports, third-party entity announcements, or the use of automated tools – in this case, our monitoring tool Uptime Kuma. </text:p>
                </text:list-item>
              </text:list>
            </text:list-item>
            <text:list-item>
              <text:p text:style-name="P76">Triage</text:p>
              <text:list>
                <text:list-item>
                  <text:p text:style-name="P78"><text:span text:style-name="T206">Incident severity is assessed by ou</text:span><text:span text:style-name="T207">r</text:span><text:span text:style-name="T206"> </text:span><text:span text:style-name="T208">i</text:span><text:span text:style-name="T206">ncident manager </text:span><text:span text:style-name="T208">(or incident ‘commander’)</text:span><text:span text:style-name="T206">; our volunteer developer, </text:span><text:span text:style-name="T209">or, where possible, our automated system </text:span><text:span text:style-name="T210">with</text:span><text:span text:style-name="T209"> Uptime Kuma</text:span><text:span text:style-name="T206">. </text:span><text:span text:style-name="T211">We define the following incident severity levels </text:span><text:span text:style-name="T212">(</text:span><text:span text:style-name="T213">Chrissy Kidd,</text:span><text:span text:style-name="T214"> </text:span><text:span text:style-name="T213">2022)</text:span><text:span text:style-name="T211">: </text:span></text:p>
                  <text:list>
                    <text:list-item>
                      <text:p text:style-name="P79">This is the most severe level, reserved for <text:span text:style-name="T215">significant</text:span> incidents that affect a large number of users. <text:span text:style-name="T216">Such incidents may include the server being rendered inoperable through the aforementioned mechanisms, or </text:span><text:span text:style-name="T217">a severe personal data breach.</text:span></text:p>
                    </text:list-item>
                    <text:list-item>
                      <text:p text:style-name="P79">This level describes a<text:span text:style-name="T215">n</text:span> incident <text:span text:style-name="T215">that causes errors, minor problems for users, or a heavy system load. </text:span><text:span text:style-name="T218">Such incidents include</text:span><text:span text:style-name="T219"> inaccurate geospatial positioning, high latency, </text:span><text:span text:style-name="T220">or </text:span><text:span text:style-name="T221">inaccurate information being displayed by the application.</text:span><text:span text:style-name="T220"> <text:s/></text:span></text:p>
                    </text:list-item>
                    <text:list-item>
                      <text:p text:style-name="P80">Low severity level incident that causes minor problems or bugs in the system. <text:s/><text:span text:style-name="T219">Those incidents </text:span><text:span text:style-name="T222">mostly</text:span><text:span text:style-name="T219"> include graphic bugs in the application </text:span><text:span text:style-name="T223">or the web interface.</text:span></text:p>
                    </text:list-item>
                  </text:list>
                </text:list-item>
              </text:list>
            </text:list-item>
            <text:list-item>
              <text:p text:style-name="P76">Communication</text:p>
              <text:list>
                <text:list-item>
                  <text:p text:style-name="P81">In case of a level 1 severity incident, all users are notified without undue delay, and information commissioner’s office may be notified as well. <text:span text:style-name="T224">Our developer gets notified of all incidents </text:span><text:span text:style-name="T225">via email and/or the web interface</text:span>. <text:span text:style-name="T226">Users and information commissioner’s office are contacted</text:span> via email. </text:p>
                </text:list-item>
              </text:list>
            </text:list-item>
            <text:list-item>
              <text:p text:style-name="P76">Containment <text:span text:style-name="T227">and Resolution</text:span></text:p>
              <text:list>
                <text:list-item>
                  <text:p text:style-name="P82">Depending on the type of incident, containment might take the form of a <text:span text:style-name="T228">circuit</text:span> breaker <text:span text:style-name="T228">pattern, </text:span><text:span text:style-name="T229">temporarily shutting down the service, or </text:span><text:span text:style-name="T230">disabling access to the compromised part of the application.</text:span></text:p>
                </text:list-item>
              </text:list>
            </text:list-item>
            <text:list-item>
              <text:p text:style-name="P76">Post-Incident Revie<text:span text:style-name="T231">w</text:span><text:span text:style-name="T232"> </text:span></text:p>
              <text:list>
                <text:list-item>
                  <text:p text:style-name="P83">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3"/>
                </text:list-item>
              </text:list>
            </text:list-item>
          </text:list>
        </text:list-item>
        <text:list-item>
          <text:p text:style-name="P84">Scenario-Specific Constraints</text:p>
          <text:list>
            <text:list-item>
              <text:p text:style-name="P85">Volunteer Developer is Unavailable (e.g. They’re on the mountain)</text:p>
            </text:list-item>
          </text:list>
        </text:list-item>
      </text:list>
      <text:list text:style-name="L7">
        <text:list-item>
          <text:list>
            <text:list-item>
              <text:list>
                <text:list-item>
                  <text:p text:style-name="P86">In case that a critical incident occurs while the developer is unavailable, the <text:span text:style-name="T233">coordination</text:span> should fall back on predefined<text:span text:style-name="T234"> </text:span><text:span text:style-name="T235">procedures</text:span><text:span text:style-name="T234">. </text:span><text:span text:style-name="T236">In case that the system is rendered inoperable, volunteers in deployment should </text:span><text:span text:style-name="T237">resort to coordinating their operations using radio communication, phone calls, and paper maps. </text:span><text:span text:style-name="T238">Team leaders should be trained on recognising </text:span><text:span text:style-name="T239">when such a scenario occurs, and issue appropriate orders in a timely manner</text:span><text:span text:style-name="T238">. This ensures that rescue operations can continue smoothly without relying on the platform. </text:span></text:p>
                </text:list-item>
                <text:list-item>
                  <text:p text:style-name="P86"><text:span text:style-name="T240">Secondly, basic operation</text:span><text:span text:style-name="T241">s</text:span><text:span text:style-name="T240"> runbooks </text:span><text:span text:style-name="T242">(</text:span><text:span text:style-name="T243">Muhhammad Raza, Samantha Dunn, 2024</text:span><text:span text:style-name="T242">)</text:span><text:span text:style-name="T240"> will be made available to select team leaders </text:span><text:span text:style-name="T244">to allow them to perform basic </text:span><text:span text:style-name="T245">recovery</text:span><text:span text:style-name="T244"> </text:span><text:span text:style-name="T245">actions</text:span><text:span text:style-name="T246"> (e.g. rebooting the system) </text:span><text:span text:style-name="T247">where feasible.</text:span></text:p>
                </text:list-item>
                <text:list-item>
                  <text:p text:style-name="P87">Additionally, to provide situational awareness, the alerting system may be configured to alert secondary contacts.</text:p>
                  <text:p text:style-name="P88"/>
                </text:list-item>
              </text:list>
            </text:list-item>
          </text:list>
        </text:list-item>
      </text:list>
      <text:list text:continue-list="list3726353349" text:style-name="L6">
        <text:list-item>
          <text:list>
            <text:list-item>
              <text:p text:style-name="P89">Hotfixes vs Planned Releases</text:p>
            </text:list-item>
          </text:list>
        </text:list-item>
      </text:list>
      <text:list text:style-name="L8">
        <text:list-item>
          <text:list>
            <text:list-item>
              <text:list>
                <text:list-item>
                  <text:p text:style-name="P90">Updates can’t always be postponed. Sometimes, when a new update is implemented, <text:span text:style-name="T248">significant </text:span>unexpected issues emerge. In those circumstances, developers may prioritise quick releases of patches called hotfixes. <text:span text:style-name="T249">Given the lack of a </text:span><text:span text:style-name="T250">fallback system</text:span><text:span text:style-name="T249">, ensuring that hotfixes don’t lead to further issues becomes </text:span><text:span text:style-name="T250">instrumental</text:span><text:span text:style-name="T249">.</text:span></text:p>
                </text:list-item>
                <text:list-item>
                  <text:p text:style-name="P91"><text:soft-page-break/>One solution is to <text:span text:style-name="T251">limit the scope of the hotfixes to target only specific parts of the application rather than introducing broader changes.</text:span></text:p>
                </text:list-item>
                <text:list-item>
                  <text:p text:style-name="P92">Another solution would be to manually test the hotfixes in a local development environment mirroring our VPS as closely as possible.</text:p>
                </text:list-item>
                <text:list-item>
                  <text:p text:style-name="P93">To further reduce risk, a backup <text:span text:style-name="T252">of the system</text:span> could be made before each hot fix is implemented. This ensures that even if the hotfix leads to more issues, the system can be rolled back safely.</text:p>
                </text:list-item>
                <text:list-item>
                  <text:p text:style-name="P94">To track hotfixes, <text:span text:style-name="T250">we can use a versioning system like Git </text:span><text:span text:style-name="T253">in conjunction with a Jira/kanban board</text:span><text:span text:style-name="T250">. Additionally, </text:span><text:span text:style-name="T254">each hotfix should be comprehensively documented in the runbooks.</text:span></text:p>
                </text:list-item>
              </text:list>
            </text:list-item>
          </text:list>
        </text:list-item>
      </text:list>
      <text:p text:style-name="P95"/>
      <text:p text:style-name="P96"/>
      <text:p text:style-name="P97"/>
      <text:p text:style-name="P98"/>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3"/>
      <text:p text:style-name="P100"><text:soft-page-break/>References</text:p>
      <text:p text:style-name="P101"/>
      <text:p text:style-name="P102"><text:span text:style-name="Strong_20_Emphasis"><text:span text:style-name="T255">GD</text:span></text:span><text:span text:style-name="Strong_20_Emphasis"><text:span text:style-name="T256">P</text:span></text:span><text:span text:style-name="Strong_20_Emphasis"><text:span text:style-name="T255">R</text:span></text:span><text:span text:style-name="T257"> (</text:span>2018<text:span text:style-name="T257">) </text:span><text:span text:style-name="Emphasis"><text:span text:style-name="T257">General Data Protection Regulation.</text:span></text:span><text:span text:style-name="T257"> Available at: </text:span><text:a xlink:type="simple" xlink:href="https://gdpr-info.eu/" text:style-name="Internet_20_link" text:visited-style-name="Visited_20_Internet_20_Link"><text:span text:style-name="T257">https://gdpr-info.eu/</text:span></text:a><text:span text:style-name="T257"> (</text:span><text:span text:style-name="T258">Accessed: </text:span><text:span text:style-name="T259">5 </text:span><text:span text:style-name="T258"><text:s/></text:span><text:span text:style-name="T259">May</text:span><text:span text:style-name="T258"> 2026</text:span><text:span text:style-name="T257">).</text:span></text:p>
      <text:p text:style-name="P103"><text:span text:style-name="Strong_20_Emphasis">Data Protection Act 2018</text:span> (2018) <text:span text:style-name="Emphasis">c.12.</text:span> London: The Stationery Office. <text:span text:style-name="T260">Available at: </text:span><text:a xlink:type="simple" xlink:href="https://www.legislation.gov.uk/ukpga/2018/12" text:style-name="Internet_20_link" text:visited-style-name="Visited_20_Internet_20_Link"><text:span text:style-name="T260">https://www.legislation.gov.uk/ukpga/2018/12</text:span></text:a><text:span text:style-name="T260"> </text:span><text:span text:style-name="T261">(Accessed: </text:span><text:span text:style-name="T262">5 May</text:span><text:span text:style-name="T261"> 2026).</text:span></text:p>
      <text:p text:style-name="P10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1">Accessed: </text:span><text:span text:style-name="T262">5</text:span><text:span text:style-name="T261"> </text:span><text:span text:style-name="T262">May</text:span><text:span text:style-name="T261"> 2026</text:span>).</text:p>
      <text:p text:style-name="P105">National Cyber Security Centre <text:span text:style-name="T263">(2021) </text:span><text:span text:style-name="T264">Top tips for staying secure online.</text:span><text:span text:style-name="T263"> Available at: </text:span><text:a xlink:type="simple" xlink:href="https://www.ncsc.gov.uk/collection/top-tips-for-staying-secure-online/always-back-up-your-most-important-data#section_3" text:style-name="Internet_20_link" text:visited-style-name="Visited_20_Internet_20_Link"><text:span text:style-name="T263">https://www.ncsc.gov.uk/collection/top-tips-for-staying-secure-online/always-back-up-your-most-important-data#section_3</text:span></text:a><text:span text:style-name="T263"> (Accessed 5 May 2026).</text:span></text:p>
      <text:p text:style-name="P106">National Cyber Security Centre <text:span text:style-name="T263">(2024) </text:span><text:span text:style-name="T264">Vulnerability management</text:span><text:span text:style-name="T263">. Available at: </text:span><text:a xlink:type="simple" xlink:href="https://www.ncsc.gov.uk/collection/vulnerability-management" text:style-name="Internet_20_link" text:visited-style-name="Visited_20_Internet_20_Link"><text:span text:style-name="T263">https://www.ncsc.gov.uk/collection/vulnerability-management</text:span></text:a><text:span text:style-name="T263"> </text:span><text:span text:style-name="T265">(Accessed: 6 May 2026).</text:span></text:p>
      <text:p text:style-name="P107"><text:span text:style-name="T26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8">Rubber Duck Debugging <text:span text:style-name="T263">(n.d.) </text:span><text:span text:style-name="T264">Debugging Software with a Rubber Ducky. </text:span><text:span text:style-name="T267">Available at: </text:span><text:a xlink:type="simple" xlink:href="https://rubberduckdebugging.com/" text:style-name="Internet_20_link" text:visited-style-name="Visited_20_Internet_20_Link"><text:span text:style-name="T267">https://rubberduckdebugging.com/</text:span></text:a><text:span text:style-name="T267"> (Accessed: 5 May 2026)</text:span></text:p>
      <text:p text:style-name="P109"><text:span text:style-name="T268">Luka Netzler, Brian Lovell</text:span><text:span text:style-name="T26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10">Christoph Bamberg, Julia Reinchenberger, Jens Blechert <text:span text:style-name="T263">(2025) </text:span><text:span text:style-name="T264">Stable cognitive performance while adapting to intermittent fasting: A randomised controlled trial</text:span><text:span text:style-name="T267">. Available at: </text:span><text:a xlink:type="simple" xlink:href="https://journals.sagepub.com/doi/10.1177/13591053251351204" text:style-name="Internet_20_link" text:visited-style-name="Visited_20_Internet_20_Link"><text:span text:style-name="T267">https://journals.sagepub.com/doi/10.1177/13591053251351204</text:span></text:a><text:span text:style-name="T267"> (Accessed: 5 May 2026).</text:span></text:p>
      <text:p text:style-name="P111"><text:span text:style-name="Strong_20_Emphasis">Information Commissioner’s Office (ICO)</text:span> (2024<text:span text:style-name="T27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1">Accessed: </text:span><text:span text:style-name="T271">5 May </text:span><text:span text:style-name="T261">2026</text:span>).</text:p>
      <text:p text:style-name="P112">Sam L<text:span text:style-name="T272">i</text:span> <text:span text:style-name="T263">(2024) </text:span><text:span text:style-name="T264">Mastering Third-Party Integrations: Strategies for Reliable, Secure, and Scalable API Management. </text:span><text:span text:style-name="T273">Available at: </text:span><text:a xlink:type="simple" xlink:href="https://wslisam.medium.com/mastering-third-party-integrations-strategies-for-reliable-secure-and-scalable-api-management-97ebfb83f7b8" text:style-name="Internet_20_link" text:visited-style-name="Visited_20_Internet_20_Link"><text:span text:style-name="T273">https://wslisam.medium.com/mastering-third-party-integrations-strategies-for-reliable-secure-and-scalable-api-management-97ebfb83f7b8</text:span></text:a><text:span text:style-name="T273"> (Accessed: 6 May 2026)</text:span></text:p>
      <text:p text:style-name="P113">Chrissy Kidd <text:span text:style-name="T263">(2022) </text:span><text:span text:style-name="T264">Incident Severity Levels 1-5 Explained. </text:span><text:span text:style-name="T267">Available at: </text:span><text:a xlink:type="simple" xlink:href="https://www.splunk.com/en_us/blog/learn/incident-severity-levels.html" text:style-name="Internet_20_link" text:visited-style-name="Visited_20_Internet_20_Link"><text:span text:style-name="T267">https://www.splunk.com/en_us/blog/learn/incident-severity-levels.html</text:span></text:a><text:span text:style-name="T267"> (Accessed: 6 May 2026)</text:span></text:p>
      <text:p text:style-name="P114">Muhhammad Raza, Samantha Dunn <text:span text:style-name="T263">(2024) </text:span><text:span text:style-name="T264">Introduction to Runbooks. </text:span><text:span text:style-name="T263">Available at: </text:span><text:a xlink:type="simple" xlink:href="http://www.splunk.com/en_us/blog/learn/runbooks.html" text:style-name="Internet_20_link" text:visited-style-name="Visited_20_Internet_20_Link"><text:span text:style-name="T263">www.splunk.com/en_us/blog/learn/runbooks.html</text:span></text:a><text:span text:style-name="T263"> (Accessed: 6 May 2026)</text:span></text:p>
      <text:p text:style-name="P115">Dominik H Pesta, Varman T Samuel <text:span text:style-name="T263">(2014) </text:span><text:span text:style-name="T264">A high-protein diet for reducing body fat: mechanisms and possible caveats.</text:span><text:span text:style-name="T263"> Available at: </text:span><text:a xlink:type="simple" xlink:href="https://link.springer.com/article/10.1186/1743-7075-11-53" text:style-name="Internet_20_link" text:visited-style-name="Visited_20_Internet_20_Link"><text:span text:style-name="T263">https://link.springer.com/article/10.1186/1743-7075-11-53</text:span></text:a><text:span text:style-name="T263"> (Accessed: 5 May 2026).</text:span></text:p>
      <text:p text:style-name="P116"/>
      <text:p text:style-name="P117">Craig A. Williamson, Jari J. Morganti, Hannah E. Smithson <text:span text:style-name="T263">(2023) </text:span><text:span text:style-name="T264">Bright-light distractions and visual performance</text:span><text:span text:style-name="T263">. Available at: </text:span><text:a xlink:type="simple" xlink:href="https://www.frontiersin.org/journals/psychology/articles/10.3389/fpsyg.2023.1088975/full" text:style-name="Internet_20_link" text:visited-style-name="Visited_20_Internet_20_Link"><text:span text:style-name="T263">https://www.frontiersin.org/journals/psychology/articles/10.3389/fpsyg.2023.1088975/full</text:span></text:a><text:span text:style-name="T263"> (Accessed: 5 May 2026).</text:span></text:p>
      <text:p text:style-name="P118"/>
      <text:p text:style-name="P119">Ning Ding, Daniel Wagner, Xiaomeng Chen, Abhinav Pathak, Y. Charlie Hu, Andrew Rice <text:span text:style-name="T263">(2013) </text:span><text:span text:style-name="T264">Characterizing and modeling the impact of wireless signal strength on smartphone battery drain. </text:span><text:span text:style-name="T267">Available at: </text:span><text:a xlink:type="simple" xlink:href="https://dl.acm.org/doi/10.1145/2494232.2466586" text:style-name="Internet_20_link" text:visited-style-name="Visited_20_Internet_20_Link"><text:span text:style-name="T267">https://dl.acm.org/doi/10.1145/2494232.2466586</text:span></text:a><text:span text:style-name="T267"> (Accessed: 5 May 2026)</text:span></text:p>
      <text:p text:style-name="P120"/>
      <text:p text:style-name="P121">The Postman Team <text:span text:style-name="T263">(2025) </text:span><text:span text:style-name="T264">What are HTTP status codes? Complete Guide for API Developers</text:span><text:span text:style-name="T263">. Available at: </text:span><text:a xlink:type="simple" xlink:href="https://blog.postman.com/what-are-http-status-codes/" text:style-name="Internet_20_link" text:visited-style-name="Visited_20_Internet_20_Link"><text:span text:style-name="T263">https://blog.postman.com/what-are-http-status-codes/</text:span></text:a><text:span text:style-name="T263"> (Accessed: 6 May 2026)</text:span></text:p>
      <text:p text:style-name="P122"/>
      <text:p text:style-name="P123">Ubuntu <text:span text:style-name="T263">(n.d.) </text:span><text:span text:style-name="T264">Vulnerability management tools in Ubuntu.</text:span><text:span text:style-name="T267"> Available at: </text:span><text:a xlink:type="simple" xlink:href="https://ubuntu.com/security/vulnerability-management" text:style-name="Internet_20_link" text:visited-style-name="Visited_20_Internet_20_Link"><text:span text:style-name="T267">https://ubuntu.com/security/vulnerability-management</text:span></text:a><text:span text:style-name="T267"> (Accessed: 6 May 2026)</text:span></text:p>
      <text:p text:style-name="P124"/>
      <text:p text:style-name="P125">Trevor Atkins <text:span text:style-name="T263">(2002) </text:span><text:span text:style-name="T264">Create a Lightweight Testing Framework. </text:span><text:span text:style-name="T263">Available at: </text:span><text:a xlink:type="simple" xlink:href="https://thinktesting.com/articles/a-lightweight-testing-framework/" text:style-name="Internet_20_link" text:visited-style-name="Visited_20_Internet_20_Link"><text:span text:style-name="T263">https://thinktesting.com/articles/a-lightweight-testing-framework/</text:span></text:a><text:span text:style-name="T263"> (Accessed: 6 May 2026)</text:span></text:p>
      <text:p text:style-name="P126"/>
      <text:p text:style-name="P127">CESG <text:span text:style-name="T263">(2014) </text:span><text:span text:style-name="T264">Implementing the cloud security principles. </text:span><text:span text:style-name="T263">Available at: </text:span><text:a xlink:type="simple" xlink:href="https://www.gov.uk/government/publications/implementing-the-cloud-security-principles/implementing-the-cloud-security-principles" text:style-name="Internet_20_link" text:visited-style-name="Visited_20_Internet_20_Link"><text:span text:style-name="T263">https://www.gov.uk/government/publications/implementing-the-cloud-security-principles/implementing-the-cloud-security-principles</text:span></text:a><text:span text:style-name="T263"> (Accessed: 6 May 2026)</text:span></text:p>
      <text:p text:style-name="P128"/>
      <text:p text:style-name="P129"><text:span text:style-name="T266">Dirk Merkel</text:span> (<text:span text:style-name="T274">2014</text:span>) <text:span text:style-name="T3">Docker: Lightweight Linux Containers for Consistent Development and</text:span></text:p>
      <text:p text:style-name="P130">Deployment. <text:span text:style-name="T269">Available at: </text:span><text:a xlink:type="simple" xlink:href="https://www.seltzer.com/margo/teaching/CS508.19/papers/merkel14.pdf" text:style-name="Internet_20_link" text:visited-style-name="Visited_20_Internet_20_Link"><text:span text:style-name="T269">https://www.seltzer.com/margo/teaching/CS508.19/papers/merkel14.pdf</text:span></text:a><text:span text:style-name="T269"> (Accessed: 6 May 2026)</text:span></text:p>
      <text:p text:style-name="P129"/>
      <text:p text:style-name="P131">Orca <text:span text:style-name="T263">(n.d.) </text:span><text:span text:style-name="T264">Patch Management. </text:span><text:span text:style-name="T263">Available at: </text:span><text:a xlink:type="simple" xlink:href="https://orca.security/glossary/patch-management/" text:style-name="Internet_20_link" text:visited-style-name="Visited_20_Internet_20_Link"><text:span text:style-name="T263">https://orca.security/glossary/patch-management/</text:span></text:a><text:span text:style-name="T263"> (Accessed: 6 May 2026)</text:span></text:p>
      <text:p text:style-name="P132"/>
      <text:p text:style-name="P133">Mak Ulac <text:span text:style-name="T263">(2026)</text:span><text:span text:style-name="T264"> </text:span><text:span text:style-name="T275">Top Linux Vulnerability Scanners in 2026: A Guide to Open-Source Security Tools</text:span><text:span text:style-name="T263">. Available at: </text:span><text:a xlink:type="simple" xlink:href="https://linuxsecurity.com/features/top-6-vulnerability-scanning-tools" text:style-name="Internet_20_link" text:visited-style-name="Visited_20_Internet_20_Link"><text:span text:style-name="T263">https://linuxsecurity.com/features/top-6-vulnerability-scanning-tools</text:span></text:a><text:span text:style-name="T263"> (Accessed: 6 May 2026)</text:span></text:p>
      <text:p text:style-name="P134"/>
      <text:p text:style-name="P135">Greenbone <text:span text:style-name="T263">(n.d.) </text:span><text:span text:style-name="T264">OPENVAS by Greenbone. </text:span><text:span text:style-name="T276">Available at: </text:span><text:a xlink:type="simple" xlink:href="https://www.openvas.org/" text:style-name="Internet_20_link" text:visited-style-name="Visited_20_Internet_20_Link"><text:span text:style-name="T276">https://www.openvas.org/</text:span></text:a><text:span text:style-name="T27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0:33.964173222</dc:date>
    <meta:editing-duration>PT22H6M30S</meta:editing-duration>
    <meta:editing-cycles>593</meta:editing-cycles>
    <meta:document-statistic meta:table-count="0" meta:image-count="0" meta:object-count="0" meta:page-count="9" meta:paragraph-count="123" meta:word-count="3281" meta:character-count="22788" meta:non-whitespace-character-count="19641"/>
  </office:meta>
</office:document-meta>
</file>